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style:writing-mode="page"/>
    </style:style>
    <style:style style:name="P1" style:family="paragraph" style:parent-style-name="Text_20_body">
      <style:paragraph-properties fo:text-align="start" style:justify-single-word="false"/>
      <style:text-properties officeooo:rsid="001c44c0" officeooo:paragraph-rsid="001c44c0"/>
    </style:style>
    <style:style style:name="P2" style:family="paragraph" style:parent-style-name="Standard">
      <style:paragraph-properties fo:text-align="center" style:justify-single-word="false"/>
      <style:text-properties officeooo:rsid="00175b8c" officeooo:paragraph-rsid="00175b8c"/>
    </style:style>
    <style:style style:name="P3" style:family="paragraph" style:parent-style-name="Standard">
      <style:paragraph-properties fo:text-align="start" style:justify-single-word="false"/>
      <style:text-properties officeooo:rsid="00175b8c" officeooo:paragraph-rsid="00175b8c"/>
    </style:style>
    <style:style style:name="P4" style:family="paragraph" style:parent-style-name="Standard">
      <style:paragraph-properties fo:text-align="start" style:justify-single-word="false"/>
      <style:text-properties officeooo:rsid="00175b8c" officeooo:paragraph-rsid="001922e2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75b8c" officeooo:paragraph-rsid="001922e2"/>
    </style:style>
    <style:style style:name="P6" style:family="paragraph" style:parent-style-name="Standard" style:list-style-name="L6">
      <style:paragraph-properties fo:text-align="start" style:justify-single-word="false"/>
      <style:text-properties officeooo:rsid="00175b8c" officeooo:paragraph-rsid="001c44c0"/>
    </style:style>
    <style:style style:name="P7" style:family="paragraph" style:parent-style-name="Standard">
      <style:paragraph-properties fo:text-align="start" style:justify-single-word="false"/>
      <style:text-properties officeooo:rsid="00175b8c" officeooo:paragraph-rsid="001c44c0"/>
    </style:style>
    <style:style style:name="P8" style:family="paragraph" style:parent-style-name="Standard" style:list-style-name="L7">
      <style:paragraph-properties fo:text-align="start" style:justify-single-word="false"/>
      <style:text-properties officeooo:rsid="00175b8c" officeooo:paragraph-rsid="001c44c0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922e2"/>
    </style:style>
    <style:style style:name="P10" style:family="paragraph" style:parent-style-name="Standard">
      <style:paragraph-properties fo:text-align="start" style:justify-single-word="false"/>
      <style:text-properties officeooo:paragraph-rsid="0019793f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19793f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1ac80f"/>
    </style:style>
    <style:style style:name="P13" style:family="paragraph" style:parent-style-name="Standard">
      <style:paragraph-properties fo:text-align="start" style:justify-single-word="false"/>
      <style:text-properties officeooo:rsid="001922e2" officeooo:paragraph-rsid="001922e2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922e2" officeooo:paragraph-rsid="001922e2"/>
    </style:style>
    <style:style style:name="P15" style:family="paragraph" style:parent-style-name="Standard">
      <style:paragraph-properties fo:text-align="start" style:justify-single-word="false"/>
      <style:text-properties officeooo:rsid="0019793f" officeooo:paragraph-rsid="0019793f"/>
    </style:style>
    <style:style style:name="P16" style:family="paragraph" style:parent-style-name="Standard" style:list-style-name="L4">
      <style:paragraph-properties fo:text-align="start" style:justify-single-word="false"/>
      <style:text-properties officeooo:rsid="0019793f" officeooo:paragraph-rsid="0019793f"/>
    </style:style>
    <style:style style:name="P17" style:family="paragraph" style:parent-style-name="Standard">
      <style:paragraph-properties fo:text-align="start" style:justify-single-word="false"/>
      <style:text-properties officeooo:rsid="001ac80f" officeooo:paragraph-rsid="001ac80f"/>
    </style:style>
    <style:style style:name="P18" style:family="paragraph" style:parent-style-name="Standard" style:list-style-name="L4">
      <style:paragraph-properties fo:text-align="start" style:justify-single-word="false"/>
      <style:text-properties officeooo:rsid="001ac80f" officeooo:paragraph-rsid="001ac80f"/>
    </style:style>
    <style:style style:name="P19" style:family="paragraph" style:parent-style-name="Standard">
      <style:paragraph-properties fo:text-align="start" style:justify-single-word="false"/>
      <style:text-properties officeooo:rsid="001ac80f" officeooo:paragraph-rsid="001c44c0"/>
    </style:style>
    <style:style style:name="P20" style:family="paragraph" style:parent-style-name="Standard">
      <style:paragraph-properties fo:text-align="start" style:justify-single-word="false"/>
      <style:text-properties officeooo:rsid="001c44c0" officeooo:paragraph-rsid="001c44c0"/>
    </style:style>
    <style:style style:name="P21" style:family="paragraph" style:parent-style-name="Standard" style:list-style-name="L8">
      <style:paragraph-properties fo:text-align="start" style:justify-single-word="false"/>
      <style:text-properties officeooo:rsid="001c44c0" officeooo:paragraph-rsid="001c44c0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officeooo:paragraph-rsid="001ac80f"/>
    </style:style>
    <style:style style:name="P24" style:family="paragraph" style:parent-style-name="Table_20_Contents">
      <style:paragraph-properties fo:text-align="start" style:justify-single-word="false"/>
      <style:text-properties officeooo:rsid="001ac80f" officeooo:paragraph-rsid="001ac80f"/>
    </style:style>
    <style:style style:name="T1" style:family="text">
      <style:text-properties officeooo:rsid="0018f5d4"/>
    </style:style>
    <style:style style:name="T2" style:family="text">
      <style:text-properties officeooo:rsid="001922e2"/>
    </style:style>
    <style:style style:name="T3" style:family="text">
      <style:text-properties officeooo:rsid="0019793f"/>
    </style:style>
    <style:style style:name="T4" style:family="text">
      <style:text-properties officeooo:rsid="001ac80f"/>
    </style:style>
    <style:style style:name="T5" style:family="text">
      <style:text-properties officeooo:rsid="001c44c0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Report</text:p>
      <text:p text:style-name="P3"/>
      <text:p text:style-name="P3">Author: Priyanshu Kumar Sharma</text:p>
      <text:p text:style-name="P3"/>
      <text:p text:style-name="P3">Telegram Bot:</text:p>
      <text:p text:style-name="P3"/>
      <text:p text:style-name="P4">1] Tools used: </text:p>
      <text:list xml:id="list3157927474" text:style-name="L1">
        <text:list-item>
          <text:p text:style-name="P5"><text:span text:style-name="T2">p</text:span>ython,</text:p>
        </text:list-item>
        <text:list-item>
          <text:p text:style-name="P5">telegram-bot library: <text:span text:style-name="T2">To integrate functions of python with telegram.</text:span></text:p>
        </text:list-item>
        <text:list-item>
          <text:p text:style-name="P5">dot-env library: <text:span text:style-name="T2">It creates an environment to store the global variables in a secured form.</text:span></text:p>
        </text:list-item>
        <text:list-item>
          <text:p text:style-name="P9"><text:span text:style-name="T1">Docker: </text:span><text:span text:style-name="T2">An open source tool to create, develop, deploy images and containers.</text:span></text:p>
        </text:list-item>
      </text:list>
      <text:p text:style-name="P4"/>
      <text:p text:style-name="P13">2] Concepts used:</text:p>
      <text:list xml:id="list2111181369" text:style-name="L2">
        <text:list-item>
          <text:p text:style-name="P14">Containerisation: A global image and container is created to run the application from anywhere anytime without any downtime.</text:p>
        </text:list-item>
        <text:list-item>
          <text:p text:style-name="P11"><text:span text:style-name="T3">API: We utilize the python-telegram-bot library for interacting with Telegram Bot API.</text:span></text:p>
        </text:list-item>
        <text:list-item>
          <text:p text:style-name="P12"><text:span text:style-name="T4">TOKEN: </text:span>The program reads the Telegram bot token from the environment variable TOKEN using the python-dotenv library.</text:p>
        </text:list-item>
      </text:list>
      <text:p text:style-name="P10"/>
      <text:p text:style-name="P15">3] Project Structure: </text:p>
      <text:list xml:id="list3837519386" text:style-name="L4">
        <text:list-item>
          <text:p text:style-name="P16">telegram-bot.py: <text:span text:style-name="T4">Contains all code in this file.</text:span></text:p>
        </text:list-item>
        <text:list-item>
          <text:p text:style-name="P18">Requirements.txt: Contains the requirements to create the project.</text:p>
        </text:list-item>
        <text:list-item>
          <text:p text:style-name="P18">.env: Contains the TOKEN of the user, which will be called in telegram-bot.py.</text:p>
        </text:list-item>
      </text:list>
      <text:p text:style-name="P17"/>
      <text:p text:style-name="P19">4] Program Structure:</text:p>
      <text:p text:style-name="P19"><text:tab/><text:span text:style-name="T5">A] </text:span>telegram-bot.py:</text:p>
      <text:p text:style-name="P17"><text:tab/></text:p>
      <text:p text:style-name="P13"/>
      <table:table table:name="Table1" table:style-name="Table1">
        <table:table-column table:style-name="Table1.A"/>
        <table:table-row table:style-name="TableLine94182544031360">
          <table:table-cell table:style-name="Table1.A1" office:value-type="string">
            <text:p text:style-name="P24">import telegram.ext</text:p>
            <text:p text:style-name="P24">from dotenv import load_dotenv</text:p>
            <text:p text:style-name="P24">import os</text:p>
            <text:p text:style-name="P24"/>
            <text:p text:style-name="P24">load_dotenv()</text:p>
            <text:p text:style-name="P24">TOKEN = os.getenv("TOKEN")</text:p>
            <text:p text:style-name="P24"/>
            <text:p text:style-name="P24">def start(update, context):</text:p>
            <text:p text:style-name="P24"><text:s text:c="4"/>update.message.reply_text("Namaste!! Aapka Swagat hai apnebot mein")</text:p>
            <text:p text:style-name="P24"/>
            <text:p text:style-name="P24">def helps(update, context):</text:p>
            <text:p text:style-name="P24"><text:s text:c="4"/>update.message.reply_text("""</text:p>
            <text:p text:style-name="P24"/>
            <text:p text:style-name="P24"><text:s text:c="4"/>Hi There! I'm Telegram bot created by your loving Priyanshu K Sharma. Please follow these commands:-</text:p>
            <text:p text:style-name="P24"><text:s text:c="30"/></text:p>
            <text:p text:style-name="P24"><text:s text:c="24"/>/start - baatcheet shuru karrne keliye</text:p>
            <text:p text:style-name="P24"><text:s text:c="24"/>/content - Information about Aadarniya Priyanshu K Sharma</text:p>
            <text:p text:style-name="P24"><text:s text:c="24"/>/contact - Information about contact</text:p>
            <text:p text:style-name="P24"><text:s text:c="24"/>/help - To get help from him</text:p>
            <text:p text:style-name="P24"/>
            <text:p text:style-name="P24"><text:s text:c="24"/>Aasha hai isse aapki sahayta hogi:)</text:p>
            <text:p text:style-name="P24"><text:s text:c="4"/></text:p>
            <text:p text:style-name="P24"><text:s text:c="4"/>""")</text:p>
            <text:p text:style-name="P24"><text:soft-page-break/></text:p>
            <text:p text:style-name="P24">def content(update, context):</text:p>
            <text:p text:style-name="P24"><text:s text:c="4"/>update.message.reply_text("""</text:p>
            <text:p text:style-name="P24"/>
            <text:p text:style-name="P23"><text:span text:style-name="T4">Name: Your Name</text:span></text:p>
            <text:p text:style-name="P23"><text:span text:style-name="T4">Age: Your Age</text:span></text:p>
            <text:p text:style-name="P23"><text:span text:style-name="T4">Degree: Major Course</text:span></text:p>
            <text:p text:style-name="P24">College: University <text:span text:style-name="T5">Name</text:span></text:p>
            <text:p text:style-name="P24">SEM: <text:s text:c="4"/>Year: </text:p>
            <text:p text:style-name="P24"><text:s text:c="4"/></text:p>
            <text:p text:style-name="P24"><text:s text:c="4"/>""")</text:p>
            <text:p text:style-name="P24"/>
            <text:p text:style-name="P24">def contact(update, context):</text:p>
            <text:p text:style-name="P24"><text:s text:c="4"/>update.message.reply_text("""</text:p>
            <text:p text:style-name="P24"/>
            <text:p text:style-name="P24"><text:s text:c="4"/>LinkedIN: &lt;Your-LinkedIn-URL&gt;</text:p>
            <text:p text:style-name="P24">GitHub: &lt;Your-GitHub_Profile-URL<text:span text:style-name="T5">&gt;</text:span></text:p>
            <text:p text:style-name="P24"><text:s text:c="4"/></text:p>
            <text:p text:style-name="P24"><text:s text:c="4"/>""")</text:p>
            <text:p text:style-name="P24"/>
            <text:p text:style-name="P24">def handle_message(update, context):</text:p>
            <text:p text:style-name="P24"><text:s text:c="4"/>update.message.reply_text(f"You said {update.message.text}, This is not accepted, please try other command:(")</text:p>
            <text:p text:style-name="P24"/>
            <text:p text:style-name="P24">updater = telegram.ext.Updater(TOKEN, use_context=True)</text:p>
            <text:p text:style-name="P24">dispatcher = updater.dispatcher</text:p>
            <text:p text:style-name="P24"/>
            <text:p text:style-name="P24">dispatcher.add_handler(telegram.ext.CommandHandler("start", start))</text:p>
            <text:p text:style-name="P24">dispatcher.add_handler(telegram.ext.CommandHandler("help", helps))</text:p>
            <text:p text:style-name="P24">dispatcher.add_handler(telegram.ext.CommandHandler("content", content))</text:p>
            <text:p text:style-name="P24">dispatcher.add_handler(telegram.ext.CommandHandler("contact", contact))</text:p>
            <text:p text:style-name="P24"/>
            <text:p text:style-name="P24">dispatcher.add_handler(telegram.ext.MessageHandler(telegram.ext.Filters.text, handle_message))</text:p>
            <text:p text:style-name="P24"/>
            <text:p text:style-name="P24">updater.start_polling()</text:p>
            <text:p text:style-name="P24">updater.idle()</text:p>
          </table:table-cell>
        </table:table-row>
      </table:table>
      <text:p text:style-name="P3"/>
      <text:p text:style-name="P20">Explanation:</text:p>
      <text:list xml:id="list1871781976" text:style-name="L6">
        <text:list-item>
          <text:p text:style-name="P6">start: Sends a welcome message to users when they start a conversation with the bot.</text:p>
        </text:list-item>
        <text:list-item>
          <text:p text:style-name="P6">helps: Provides information about the available commands and how to use them.</text:p>
        </text:list-item>
        <text:list-item>
          <text:p text:style-name="P6"><text:span text:style-name="T5">c</text:span>ontent: Sends information about the author, including name, age, degree, college, semester, and year.</text:p>
        </text:list-item>
        <text:list-item>
          <text:p text:style-name="P6"><text:span text:style-name="T5">c</text:span>ontact: Provides links to the author's LinkedIn and GitHub profiles.</text:p>
        </text:list-item>
        <text:list-item>
          <text:p text:style-name="P6">handle_message: Handles messages that do not match any of the predefined commands.</text:p>
        </text:list-item>
      </text:list>
      <text:p text:style-name="P7"/>
      <text:p text:style-name="P7"><text:span text:style-name="T5">B] requirement.txt</text:span></text:p>
      <text:list xml:id="list413946662" text:style-name="L7">
        <text:list-item>
          <text:p text:style-name="P8">python-telegram-bot == 13.7 :<text:span text:style-name="T5"> the latest version of telegram-bot library</text:span></text:p>
        </text:list-item>
        <text:list-item>
          <text:p text:style-name="P8">python-dotenv : <text:span text:style-name="T5">A</text:span><text:span text:style-name="T2">n environment to store the global variables in a secured form.</text:span></text:p>
        </text:list-item>
      </text:list>
      <text:p text:style-name="P7"/>
      <text:p text:style-name="P20">C] .env</text:p>
      <text:list xml:id="list1031469530" text:style-name="L8">
        <text:list-item>
          <text:p text:style-name="P21">TOKEN = &lt;Your-Telegram-Bot-Token-Id&gt;</text:p>
        </text:list-item>
      </text:list>
      <text:p text:style-name="P20"/>
      <text:p text:style-name="P20"><text:soft-page-break/>D] Dockerfile:</text:p>
      <text:p text:style-name="P20"/>
      <table:table table:name="Table2" table:style-name="Table2">
        <table:table-column table:style-name="Table2.A"/>
        <table:table-row table:style-name="TableLine94182548484864">
          <table:table-cell table:style-name="Table2.A1" office:value-type="string">
            <text:p text:style-name="P22"># Use Python 3.9 image</text:p>
            <text:p text:style-name="P22">FROM python:3.9-slim</text:p>
            <text:p text:style-name="P22"/>
            <text:p text:style-name="P22"># Set working directory</text:p>
            <text:p text:style-name="P22">WORKDIR /app</text:p>
            <text:p text:style-name="P22"/>
            <text:p text:style-name="P22"># Copy script and dependencies</text:p>
            <text:p text:style-name="P22">COPY tele-bot.py .</text:p>
            <text:p text:style-name="P22">COPY requirement.txt .</text:p>
            <text:p text:style-name="P22"/>
            <text:p text:style-name="P22"># Install dependencies</text:p>
            <text:p text:style-name="P22">RUN pip install --no-cache-dir -r requirement.txt</text:p>
            <text:p text:style-name="P22"/>
            <text:p text:style-name="P22"># Run the script</text:p>
            <text:p text:style-name="P22">CMD ["python", "tele-bot.py"]</text:p>
          </table:table-cell>
        </table:table-row>
      </table:table>
      <text:p text:style-name="P20"/>
      <text:p text:style-name="P20">5] Conclusion: </text:p>
      <text:p text:style-name="P1">This Telegram bot project demonstrates the integration of Python with the Telegram Bot API using the python-telegram-bot library. By containerizing the application with Docker, it ensures portability and scalability. The use of environment variables stored securely in a .env file enhances security by keeping sensitive information like the bot token hidden.</text:p>
      <text:p text:style-name="Text_20_body">The project structure is organized and follows best practices, with clear separation of concerns between code files, dependencies listed in requirements.txt, and sensitive data stored in the .env file.</text:p>
      <text:p text:style-name="Text_20_body">Overall, this project showcases proficiency in Python programming, API integration, containerization with Docker, and adherence to good project structure practices, making it a robust and scalable solution for building Telegram bots.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7T11:40:49.527978808</meta:creation-date>
    <dc:date>2024-05-17T12:59:23.430657187</dc:date>
    <meta:editing-duration>PT2M20S</meta:editing-duration>
    <meta:editing-cycles>1</meta:editing-cycles>
    <meta:document-statistic meta:table-count="2" meta:image-count="0" meta:object-count="0" meta:page-count="3" meta:paragraph-count="90" meta:word-count="537" meta:character-count="4346" meta:non-whitespace-character-count="3701"/>
    <meta:generator>LibreOffice/6.4.7.2$Linux_X86_64 LibreOffice_project/40$Build-2</meta:generator>
  </office:meta>
</office:document-meta>
</file>